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MemoryGeneratedFilesTests.addFileAddsInMemory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MemoryGeneratedFilesTests.getGeneratedFilesReturns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GeneratedFilesTests.addFileWhenFileAlreadyAddedThrows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GeneratedFilesTests.getGeneratedFileWhenFileIsMissing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MemoryGeneratedFilesTests.getGeneratedFileContentWhenFileIsMissingReturns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MemoryGeneratedFilesTests.getGeneratedFileContentWhenFileExistsReturns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MemoryGeneratedFilesTests.getGeneratedFileWhenFileExistsReturnsInputStrea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